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8" style:family="paragraph">
      <style:paragraph-properties fo:margin-left="2.062cm" fo:margin-right="0cm" fo:text-indent="-2.062cm"/>
    </style:style>
    <style:style style:name="P9" style:family="paragraph">
      <style:paragraph-properties fo:margin-left="0.318cm" fo:margin-right="0cm" fo:text-indent="-0.318cm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47cm">
          <draw:text-box>
            <text:p text:style-name="P1"><text:span text:style-name="T1">HYMN #472</text:span></text:p>
            <text:p text:style-name="P1"><text:span text:style-name="T2">“</text:span><text:span text:style-name="T2">These Things Did Thomas Count as Real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011cm" svg:x="1.204cm" svg:y="0.795cm">
          <draw:text-box>
            <text:p text:style-name="P4"><text:span text:style-name="T3">1. These things did Thomas count as real:</text:span><text:span text:style-name="T3"><text:line-break/></text:span><text:span text:style-name="T3"> <text:s text:c="3"/>The warmth of blood, the chill of steel,</text:span><text:span text:style-name="T3"><text:line-break/></text:span><text:span text:style-name="T3"> <text:s text:c="3"/>The grain of wood, the heft of stone,</text:span><text:span text:style-name="T3"><text:line-break/></text:span><text:span text:style-name="T3"> <text:s text:c="3"/>The last frail twitch of flesh and b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4cm" svg:height="7.011cm" svg:x="1.27cm" svg:y="0.863cm">
          <draw:text-box>
            <text:p text:style-name="P4"><text:span text:style-name="T3">2. The vision of his skeptic mind</text:span></text:p>
            <text:p text:style-name="P6"><text:span text:style-name="T3"><text:s text:c="4"/></text:span><text:span text:style-name="T3">Was keen enough to make him blind</text:span></text:p>
            <text:p text:style-name="P6"><text:span text:style-name="T3"><text:s text:c="4"/></text:span><text:span text:style-name="T3">To any unexpected act</text:span></text:p>
            <text:p text:style-name="P6"><text:span text:style-name="T3"><text:s text:c="4"/></text:span><text:span text:style-name="T3">Too large for his small world of fac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4cm" svg:height="7.011cm" svg:x="1.27cm" svg:y="1.117cm">
          <draw:text-box>
            <text:p text:style-name="P4"><text:span text:style-name="T3">3. His reasoned certainties denied</text:span><text:span text:style-name="T3"><text:line-break/></text:span><text:span text:style-name="T3"> <text:s text:c="3"/>That one could live when one had died,</text:span><text:span text:style-name="T3"><text:line-break/></text:span><text:span text:style-name="T3"> <text:s text:c="3"/>Until his fingers read like braille</text:span><text:span text:style-name="T3"><text:line-break/></text:span><text:span text:style-name="T3"> <text:s text:c="3"/>The markings of the spear and nai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11" draw:layer="layout" svg:width="25.4cm" svg:height="14.151cm" svg:x="1.27cm" svg:y="1.013cm">
          <draw:text-box>
            <text:p text:style-name="P7"><text:span text:style-name="T3">4. May we, O God, by grace believe</text:span></text:p>
            <text:p text:style-name="P8"><text:span text:style-name="T3"><text:s text:c="4"/></text:span><text:span text:style-name="T3">And thus the risen Christ receive,</text:span></text:p>
            <text:p text:style-name="P8"><text:span text:style-name="T3"><text:s text:c="4"/></text:span><text:span text:style-name="T4">Whose raw imprinted palms reached out</text:span></text:p>
            <text:p text:style-name="P8"><text:span text:style-name="T3"><text:s text:c="4"/></text:span><text:span text:style-name="T3">And beckoned Thomas from his doubt.</text:span></text:p>
            <text:p text:style-name="P9"><text:span text:style-name="T5"/></text:p>
            <text:p text:style-name="P9"><text:span text:style-name="T5"/></text:p>
            <text:p text:style-name="P9"><text:span text:style-name="T6">© 1984 Oxford University Press.</text:span></text:p>
            <text:p text:style-name="P9"><text:span text:style-name="T6">Used by permission:</text:span></text:p>
            <text:p text:style-name="P9"><text:span text:style-name="T6">LSB Hymn License </text:span></text:p>
            <text:p text:style-name="P9"><text:span text:style-name="T6">.NET, no. 100011038.</text:span></text:p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9:26:40.610000000</meta:creation-date>
    <dc:title>Hymn template</dc:title>
    <meta:editing-duration>PT11M1S</meta:editing-duration>
    <meta:editing-cycles>4</meta:editing-cycles>
    <meta:generator>LibreOffice/6.0.7.3$Windows_X86_64 LibreOffice_project/dc89aa7a9eabfd848af146d5086077aeed2ae4a5</meta:generator>
    <meta:initial-creator>Arthur Hoch</meta:initial-creator>
    <dc:date>2019-01-13T18:38:53.718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5-04-08T19:26:40.329000000"/>
  </office:meta>
</office:document-meta>
</file>